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Comparator.compare( Element &lt; E &gt; o1 , Element &lt; E &gt;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Comparator.ElementComparator( SequenceElementComparator &lt; E &gt;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Comparator.predecessor( Element &lt; E &gt; o1 , Element &lt; E &gt;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Comparator.successor( Element &lt; E &gt; o1 , Element &lt; E &gt;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